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6846in" fo:break-before="auto" style:use-optimal-row-height="true"/>
    </style:style>
    <style:style style:name="ro6" style:family="table-row">
      <style:table-row-properties style:row-height="3.1299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7.172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25">
            <text:p>05/25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pan text:style-name="T2">Insert RCV.WND into header.</text:span></text:p>
            <text:p><text:span text:style-name="T2"/></text:p>
            <text:p><text:span text:style-name="T2">Set timestamp;</text:span></text:p>
            <text:p><text:span text:style-name="T2">Set echo reply (if saved echo);</text:span></text:p>
            <text:p><text:span text:style-name="T2"><text:s text:c="2"/></text:span>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ResendPacket</text:p>
          </table:table-cell>
          <table:table-cell table:style-name="Default" office:value-type="string">
            <text:p><text:span text:style-name="T2">Set protocol in IP header (done in Procool.cc)</text:span></text:p>
            <text:p>[NetworkSendPacketEvent]</text:p>
          </table:table-cell>
          <table:table-cell table:style-name="Default"/>
          <table:table-cell/>
          <table:table-cell table:style-name="Default" office:value-type="string">
            <text:p>Temp = data length of packet</text:p>
            <text:p>If SYN or FIN:</text:p>
            <text:p><text:s/>Temp ← 1;</text:p>
            <text:p>SND.NXT ← SND.UNA + Temp;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</table:table-cell>
          <table:table-cell table:style-name="Default" office:value-type="string">
            <text:p>If ACK and SND.UNA &lt; SEG.ACK &lt;= SND.NXT:</text:p>
            <text:p><text:s text:c="2"/>SND.UNA ← SEG.ACK;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/>
            <text:p/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7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4:5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25T14:52:11</dc:date>
    <dc:creator>Randy Buck</dc:creator>
    <meta:editing-duration>PT730H11M47S</meta:editing-duration>
    <meta:editing-cycles>255</meta:editing-cycles>
    <meta:generator>OpenOffice.org/3.2$Unix OpenOffice.org_project/320m12$Build-9483</meta:generator>
    <meta:printed-by>Randy Buck</meta:printed-by>
    <meta:print-date>2011-05-24T09:01:32</meta:print-date>
    <meta:document-statistic meta:table-count="3" meta:cell-count="45" meta:object-count="0"/>
  </office:meta>
</office:document-meta>
</file>